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2d887" officeooo:paragraph-rsid="0002d887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fo:font-weight="normal" officeooo:rsid="0002d887" officeooo:paragraph-rsid="0002d887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036aa7" officeooo:paragraph-rsid="00036aa7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046287" officeooo:paragraph-rsid="00046287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57de9" officeooo:paragraph-rsid="00057de9" style:font-size-asian="14pt" style:font-weight-asian="normal" style:font-size-complex="14pt" style:font-weight-complex="normal"/>
    </style:style>
    <style:style style:name="T1" style:family="text">
      <style:text-properties officeooo:rsid="0007d34e"/>
    </style:style>
    <style:style style:name="T2" style:family="text">
      <style:text-properties officeooo:rsid="000bf3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case diagram</text:p>
      <text:p text:style-name="P3">Actoren hoeven het systeem niet te starten, maar interact<text:span text:style-name="T2">en</text:span> er mee.</text:p>
      <text:p text:style-name="P3"/>
      <text:p text:style-name="P3">Mensen links buiten de systeemgrens, systemen en bijv databases waar gebruik van gemaakt wordt rechts buiten de systeemgrens, maar volgens UML maakt het niet uit.</text:p>
      <text:p text:style-name="P3"/>
      <text:p text:style-name="P4">Use case diagrams worden gebruikt tijdens de analyse van een systeem.</text:p>
      <text:p text:style-name="P4"/>
      <text:p text:style-name="P5">Een use case definieert een functionele mogelijkheid van het systeem.</text:p>
      <text:p text:style-name="P6">Een actor is een object buiten het systeem dat een interactie met het system aangaat. <text:span text:style-name="T1">Informatie krijgen valt ook onder interactie. </text:span></text:p>
      <text:p text:style-name="P6"/>
      <text:p text:style-name="P6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0:36:50.289523309</meta:creation-date>
    <meta:generator>LibreOffice/24.2.5.2$Linux_X86_64 LibreOffice_project/420$Build-2</meta:generator>
    <dc:date>2024-09-13T11:35:21.871585442</dc:date>
    <meta:editing-duration>PT47M55S</meta:editing-duration>
    <meta:editing-cycles>10</meta:editing-cycles>
    <meta:document-statistic meta:table-count="0" meta:image-count="0" meta:object-count="0" meta:page-count="1" meta:paragraph-count="7" meta:word-count="81" meta:character-count="516" meta:non-whitespace-character-count="439"/>
  </office:meta>
</office:document-meta>
</file>